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179" officeooo:paragraph-rsid="001ea179"/>
    </style:style>
    <style:style style:name="P2" style:family="paragraph" style:parent-style-name="Standard">
      <style:text-properties officeooo:rsid="002183f9" officeooo:paragraph-rsid="002183f9"/>
    </style:style>
    <style:style style:name="P3" style:family="paragraph" style:parent-style-name="Standard">
      <style:text-properties officeooo:paragraph-rsid="002183f9"/>
    </style:style>
    <style:style style:name="P4" style:family="paragraph" style:parent-style-name="Standard">
      <style:text-properties fo:font-weight="bold" officeooo:rsid="002183f9" officeooo:paragraph-rsid="002183f9" style:font-weight-asian="bold" style:font-weight-complex="bold"/>
    </style:style>
    <style:style style:name="P5" style:family="paragraph" style:parent-style-name="Title">
      <style:text-properties officeooo:paragraph-rsid="001ea179"/>
    </style:style>
    <style:style style:name="T1" style:family="text">
      <style:text-properties officeooo:rsid="002183f9"/>
    </style:style>
    <style:style style:name="T2" style:family="text">
      <style:text-properties officeooo:rsid="0022f51b"/>
    </style:style>
    <style:style style:name="T3" style:family="text">
      <style:text-properties officeooo:rsid="0023e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&amp;D Organiser</text:p>
      <text:p text:style-name="Subtitle">Overview</text:p>
      <text:p text:style-name="P1">A system for organising Dungeons and Dragons worlds. A nested structure of images that you can place notes onto which helps in keeping track of the general features of a world, as well as towns and even as low level as specific houses.</text:p>
      <text:p text:style-name="P1"/>
      <text:p text:style-name="Subtitle">Additional features</text:p>
      <text:p text:style-name="P1">- Calendar with day tracking, toggle a mode to show which events are coming up within next week/month/day</text:p>
      <text:p text:style-name="P1">- Party tracking, place them throughout the world to keep track of where they are in the grand scheme</text:p>
      <text:p text:style-name="P1">- Notes can have tags assigned to them, you can then drag an area with a tag selected to select all the notes of that type in the area, can be used to check all the houses in a town, or all the people in a town.</text:p>
      <text:p text:style-name="P1">- Search for specific notes</text:p>
      <text:p text:style-name="P1"/>
      <text:p text:style-name="Subtitle">Audience</text:p>
      <text:p text:style-name="P1">Dungeon masters who want an easy, interactive system to keep track of their worlds. <text:span text:style-name="T2">Specifically ones who find the current systems available too overwhelming.</text:span></text:p>
      <text:p text:style-name="P1"/>
      <text:p text:style-name="Subtitle">What does this provide over other systems?</text:p>
      <text:p text:style-name="P1">Other systems are often very complex, this system is intended to be a nested series of notes with tags defining the organisation. This way the user can make their world as organised or disorganised as they want.</text:p>
      <text:p text:style-name="P1"/>
      <text:p text:style-name="Subtitle">Technical</text:p>
      <text:p text:style-name="P4">World</text:p>
      <text:p text:style-name="P2">- worldImageNote</text:p>
      <text:p text:style-name="P2">- calendar</text:p>
      <text:p text:style-name="P4">Note</text:p>
      <text:p text:style-name="P2">- Title</text:p>
      <text:p text:style-name="P2">- Tags</text:p>
      <text:p text:style-name="P2">- People</text:p>
      <text:p text:style-name="P2">- GetPeople (returns people in this note and notes below it in hierarchy)</text:p>
      <text:p text:style-name="P4">Image Note : Note</text:p>
      <text:p text:style-name="P2">- Image</text:p>
      <text:p text:style-name="P2">- <text:span text:style-name="T3">Entity (used for tracking things such as the party or where other people are)</text:span></text:p>
      <text:p text:style-name="P3"><text:span text:style-name="T1">- NestedNotes</text:span></text:p>
      <text:p text:style-name="P4">TextNote: Note</text:p>
      <text:p text:style-name="P2">- Description</text:p>
      <text:p text:style-name="P4">Person</text:p>
      <text:p text:style-name="P2">- Name</text:p>
      <text:p text:style-name="P2">- Gender</text:p>
      <text:p text:style-name="P2">- Appearance</text:p>
      <text:p text:style-name="P2"><text:soft-page-break/>- Voice</text:p>
      <text:p text:style-name="P2">- Additional Descriptio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0:32:48.877028200</meta:creation-date>
    <dc:date>2020-12-14T11:23:10.104082187</dc:date>
    <meta:editing-duration>PT29M2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3" meta:word-count="271" meta:character-count="1482" meta:non-whitespace-character-count="1244"/>
  </office:meta>
</office:document-meta>
</file>